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bottom="0.0972in" fo:line-height="120%"/>
      <style:text-properties style:font-name="Arial" fo:font-size="30.0pt" fo:color="#fb0207"/>
    </style:style>
    <style:style style:name="P2" style:family="paragraph" style:parent-style-name="Standard">
      <style:paragraph-properties fo:line-height="115%"/>
      <style:text-properties style:font-name="Arial" fo:font-size="30.0pt" fo:background-color="#ffffff"/>
    </style:style>
    <style:style style:name="P3" style:family="paragraph" style:parent-style-name="Standard">
      <style:paragraph-properties fo:margin-top="0.0398in" fo:margin-bottom="0.0398in" fo:line-height="115%"/>
      <style:text-properties style:font-name="Arial" fo:font-size="30.0pt" fo:background-color="#ffffff"/>
    </style:style>
    <style:style style:name="P4" style:family="paragraph" style:parent-style-name="Standard">
      <style:paragraph-properties fo:margin-bottom="0.0972in" fo:margin-left="0.5000in" fo:text-align="justify" fo:text-indent="-0.5000in" fo:line-height="115%">
        <style:tab-stops>
          <style:tab-stop style:position="0.1528in"/>
          <style:tab-stop style:position="0.5000in"/>
        </style:tab-stops>
      </style:paragraph-properties>
      <style:text-properties style:font-name="Arial" fo:font-size="30.0pt" fo:background-color="#ffffff"/>
    </style:style>
    <style:style style:name="P5" style:family="paragraph" style:parent-style-name="Standard">
      <style:paragraph-properties fo:margin-left="0.5000in" fo:text-align="justify" fo:text-indent="-0.5000in" fo:line-height="115%">
        <style:tab-stops>
          <style:tab-stop style:position="0.1528in"/>
          <style:tab-stop style:position="0.5000in"/>
        </style:tab-stops>
      </style:paragraph-properties>
      <style:text-properties style:font-name="Arial" fo:font-size="30.0pt" fo:background-color="#ffffff"/>
    </style:style>
    <style:style style:name="P6" style:family="paragraph" style:parent-style-name="Standard">
      <style:paragraph-properties fo:line-height="115%"/>
      <style:text-properties style:font-name="Times" fo:font-size="30.0pt" fo:background-color="#ffffff"/>
    </style:style>
    <style:style style:name="P7" style:family="paragraph" style:parent-style-name="Standard">
      <style:paragraph-properties fo:line-height="138%"/>
      <style:text-properties style:font-name="Times" fo:font-size="30.0pt" fo:background-color="#ffffff"/>
    </style:style>
    <style:style style:name="P8" style:family="paragraph" style:parent-style-name="Standard">
      <style:paragraph-properties fo:margin-bottom="0.1965in"/>
      <style:text-properties style:font-name="Times" fo:font-size="30.0pt" fo:background-color="#ffffff"/>
    </style:style>
    <style:style style:name="P9" style:family="paragraph" style:parent-style-name="Standard">
      <style:paragraph-properties fo:line-height="138%"/>
      <style:text-properties style:font-name="Times" fo:font-size="30.0pt" fo:color="#1d300d"/>
    </style:style>
    <style:style style:name="P10" style:family="paragraph" style:parent-style-name="Standard">
      <style:paragraph-properties fo:margin-bottom="0.1965in"/>
      <style:text-properties style:font-name="Times" fo:font-size="30.0pt" fo:color="#1d300d"/>
    </style:style>
    <style:style style:name="P11" style:family="paragraph" style:parent-style-name="Standard">
      <style:paragraph-properties fo:margin-bottom="0.0972in" fo:line-height="115%"/>
      <style:text-properties style:font-name="Times" fo:font-size="12.0pt"/>
    </style:style>
    <style:style style:name="P12" style:family="paragraph" style:parent-style-name="Standard">
      <style:paragraph-properties fo:line-height="115%"/>
      <style:text-properties style:font-name="Arial" fo:font-size="10.0pt" fo:color="#000000"/>
    </style:style>
    <style:style style:name="P13" style:family="paragraph" style:parent-style-name="Standard">
      <style:text-properties style:font-name="Times" fo:font-size="12.0pt"/>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font-style="italic" fo:font-style-asian="italic" fo:font-style-complex="italic" fo:font-weight="bold" fo:font-weight-asian="bold" fo:font-weight-complex="bol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Enunciado</text:span></text:p>
      <text:p text:style-name="P2"><text:span text:style-name="T1">El club Sportivo Vecinal nos solicita desarrollar un programa para registrar a todos los socios junto con su edad. Sabemos que no hay socios con el mismo nombre.</text:span></text:p>
      <text:p text:style-name="P2"><text:span text:style-name="T1">Además cada socio tiene amigos. Si A es amigo de B, entonces también B es amigo de A. Una persona no puede ser amiga de sí misma.</text:span></text:p>
      <text:p text:style-name="P3"><text:span text:style-name="T2">El programa debe:</text:span></text:p>
      <text:list text:style-name="L1">
        <text:list-item>
          <text:p text:style-name="P4"><text:span text:style-name="T1">Permitir que se agreguen socios verificando que no estén registrados previamente.</text:span></text:p>
        </text:list-item>
        <text:list-item>
          <text:p text:style-name="P4"><text:span text:style-name="T1">Permitir que se establezca amistad entre dos socios verificando que no se haya registrado previamente.</text:span></text:p>
        </text:list-item>
        <text:list-item>
          <text:p text:style-name="P4"><text:span text:style-name="T1">Permitir que se deshaga una amistad previamente establecida.</text:span></text:p>
        </text:list-item>
      </text:list>
      <text:p text:style-name="P2"><text:span text:style-name="T2">Considerar</text:span><text:span text:style-name="T1">:</text:span></text:p>
      <text:list text:style-name="L1">
        <text:list-item>
          <text:p text:style-name="P4"><text:span text:style-name="T1">Las amistades </text:span><text:span text:style-name="T2">siempre son recíprocas</text:span><text:span text:style-name="T1">.</text:span></text:p>
        </text:list-item>
        <text:list-item>
          <text:p text:style-name="P4"><text:span text:style-name="T1">Los socios deben sí o sí tener nombre y una edad lógica (si no será ERROR). No hay dos socios con el mismo nombre.</text:span></text:p>
        </text:list-item>
        <text:list-item>
          <text:p text:style-name="P4"><text:span text:style-name="T1">Definir cada método con su modificador de acceso (private/public) correspondiente, creando los métodos auxiliares necesarios en la clase que considere.</text:span></text:p>
        </text:list-item>
        <text:list-item>
          <text:p text:style-name="P4"><text:span text:style-name="T1">Cargar todos los datos desde una clase </text:span><text:span text:style-name="T2">Test </text:span><text:span text:style-name="T1">contemplando los casos posibles de error (son los que se muestran en la ejecución).</text:span></text:p>
        </text:list-item>
        <text:list-item>
          <text:p text:style-name="P4"><text:span text:style-name="T1">Crear un Enum llamado </text:span><text:span text:style-name="T2">Resultado </text:span><text:span text:style-name="T1">que codifique todos los casos distintos de resultado posible tales como OK, YA_EXISTE, NOMBRES_IGUALES, etc. para los métodos de agregar socios, establecer amistad y deshacer amistad.</text:span></text:p>
        </text:list-item>
      </text:list>
      <text:p text:style-name="P2"><text:span text:style-name="T2">Se desea que el programa pueda</text:span><text:span text:style-name="T1">:</text:span></text:p>
      <text:list text:style-name="L1">
        <text:list-item>
          <text:p text:style-name="P5"><text:span text:style-name="T1">Devolver una colección con el nombre y la edad de los amigos de uno de los socios a partir de su nombre (se recibe como parámetro). Si no existe ningún socio con ese nombre devolver </text:span><text:span text:style-name="T3">null</text:span><text:span text:style-name="T1">.</text:span></text:p>
        </text:list-item>
        <text:list-item>
          <text:p text:style-name="P5"><text:span text:style-name="T1">Generar por pantalla un listado de todos los socios junto con el promedio de edad de sus amigos.</text:span></text:p>
        </text:list-item>
      </text:list>
      <text:p text:style-name="P2"><text:span text:style-name="T1">Para probar el programa desarrollá la clase Test agregando los casos de prueba que se ven a continuación. No hace falta que cargues los socios a mano. Es deseable que se haga la validación de los datos resultantes (chequear si dio lo esperado) pero no es obligatorio.</text:span></text:p>
      <text:p text:style-name="P2"><text:span text:style-name="T2">El resultado por pantalla debería ser similar al siguiente</text:span><text:span text:style-name="T1">:</text:span></text:p>
      <text:p text:style-name="P6"/>
      <table:table table:name="Table1" table:style-name="Table1">
        <table:table-column table:style-name="TableColumn1"/>
        <table:table-row>
          <table:table-cell table:style-name="TableCell1">
            <text:p text:style-name="P7">agregarSocio (Juan, 23): OK</text:p>
            <text:p text:style-name="P7">agregarSocio (Laura, 18): OK</text:p>
            <text:p text:style-name="P7">agregarSocio (Maria, 26): OK</text:p>
            <text:p text:style-name="P7">agregarSocio (Joaquin, 20): OK</text:p>
            <text:p text:style-name="P7">agregarSocio (Belen, 20): OK</text:p>
            <text:p text:style-name="P7">agregarSocio (Daniel, 21): OK</text:p>
            <text:p text:style-name="P7">agregarSocio (Valeria, 20): OK</text:p>
            <text:p text:style-name="P7">agregarSocio (Ana, 19): OK</text:p>
            <text:p text:style-name="P7">agregarSocio (Javier, 22): OK</text:p>
            <text:p text:style-name="P7">agregarSocio (Javier, 22): YA_EXISTE</text:p>
            <text:p text:style-name="P8"/>
            <text:p text:style-name="P7">establecerAmistad (Juan/Ana): OK</text:p>
            <text:p text:style-name="P7">establecerAmistad (Laura/Ana): OK</text:p>
            <text:p text:style-name="P7">establecerAmistad (Laura/Juan): OK</text:p>
            <text:p text:style-name="P7">establecerAmistad (Maria/Ana): OK</text:p>
            <text:p text:style-name="P7">establecerAmistad (Belen/Joaquin): OK</text:p>
            <text:p text:style-name="P7">establecerAmistad (Belen/Daniel): OK</text:p>
            <text:p text:style-name="P7">establecerAmistad (Valeria/Ana): OK</text:p>
            <text:p text:style-name="P7">establecerAmistad (Ana/Daniel): OK</text:p>
            <text:p text:style-name="P7">establecerAmistad (Javier/Juan): OK</text:p>
            <text:p text:style-name="P7">establecerAmistad (Javier/Ana): OK</text:p>
            <text:p text:style-name="P7">establecerAmistad (Ana/Javier): YA_SON_AMIGOS</text:p>
            <text:p text:style-name="P7">establecerAmistad (Ana/Ana): NOMBRES_IGUALES</text:p>
            <text:p text:style-name="P7">establecerAmistad (Laura/Marcelo): NO_EXISTE</text:p>
            <text:p text:style-name="P7">establecerAmistad (Toribio/Ana): NO_EXISTE</text:p>
            <text:p text:style-name="P8"/>
            <text:p text:style-name="P7">deshacerAmistad (Ana/Javier): OK</text:p>
            <text:p text:style-name="P7">deshacerAmistad (Ana/Valeria): OK</text:p>
            <text:p text:style-name="P7">deshacerAmistad (Ana/Ana): NOMBRES_IGUALES</text:p>
            <text:p text:style-name="P9">deshacerAmistad (Laura/Marcelo): NO_EXISTE</text:p>
            <text:p text:style-name="P9">deshacerAmistad (Toribio/Ana): NO_EXISTE</text:p>
            <text:p text:style-name="P10"/>
            <text:p text:style-name="P9">Socios con edad promedio de sus amigos:</text:p>
            <text:p text:style-name="P9">Juan - 19.666666666666668</text:p>
            <text:p text:style-name="P9">Laura - 21.0</text:p>
            <text:p text:style-name="P9">Maria - 19.0</text:p>
            <text:p text:style-name="P9">Joaquin - 20.0</text:p>
            <text:p text:style-name="P9">Belen - 20.5</text:p>
            <text:p text:style-name="P9">Daniel - 19.5</text:p>
            <text:p text:style-name="P9">Valeria - no tiene amigos</text:p>
            <text:p text:style-name="P9">Ana - 22.0</text:p>
            <text:p text:style-name="P9">Javier - 23.0</text:p>
            <text:p text:style-name="P10"/>
            <text:p text:style-name="P9">Amigos de Laura</text:p>
            <text:p text:style-name="P9">Amigo [nombre=Ana, edad=19]</text:p>
            <text:p text:style-name="P9">Amigo [nombre=Juan, edad=23]</text:p>
            <text:p text:style-name="P10"/>
            <text:p text:style-name="P9">Amigos de Walter</text:p>
            <text:p text:style-name="P9">No hay nadie que se llame Walter</text:p>
          </table:table-cell>
        </table:table-row>
      </table:table>
      <text:p text:style-name="P11"/>
      <text:p text:style-name="P12"><text:span text:style-name="T1">Cuando termines y/o antes de que expire el tiempo del examen exportá el proyecto tal como se pide al principio. Luego subí el archivo al Aula Virtual como entrega del examen. Asegurate de haber adjuntado lo correcto y finalizá el examen pulsando el botón "Enviar y Terminar"</text:span></text:p>
      <text:p text:style-name="P13"/>
      <text:p text:style-name="P13"/>
      <text:p text:style-name="P13"/>
      <text:p text:style-name="P13"/>
      <text:p text:style-name="P13"/>
      <text:p text:style-name="P13">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3</meta:generator>
  </office:meta>
</office:document-meta>
</file>